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49.28mm"/>
    </style:style>
    <style:style style:name="co6" style:family="table-column">
      <style:table-column-properties fo:break-before="auto" style:column-width="49.55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35.67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36.7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italic" style:font-weight-asian="bold" style:font-name-complex="Lohit Devanagari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 style:data-style-name="N61"/>
    <style:style style:name="ce1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ce181e" style:text-outline="false" style:text-line-through-style="none" style:text-line-through-type="none" style:font-name="Liberation Sans" fo:font-size="12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ucidatypewrite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en" fo:country="IN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<text:s text:c="3"/>Dataset</text:p>
          </table:table-cell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6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 text:c="2"/># Non Zeros</text:p>
          </table:table-cell>
          <table:table-cell table:style-name="ce1" office:value-type="string" calcext:value-type="string">
            <text:p><text:s text:c="2"/>Condition # of H</text:p>
          </table:table-cell>
          <table:table-cell table:style-name="ce1"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<text:s text:c="2"/>LadyBug </text:p>
          </table:table-cell>
          <table:table-cell table:style-name="Default"/>
          <table:table-cell table:number-columns-repeated="11"/>
        </table:table-row>
        <table:table-row table:style-name="ro2" table:number-rows-repeated="3"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<text:a xlink:href="https://grail.cs.washington.edu/projects/bal/data/ladybug/problem-138-19878-pre.txt.bz2" xlink:type="simple">problem-138-19878-pre.txt.bz2</text:a> 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9878" calcext:value-type="float">
            <text:p>19878</text:p>
          </table:table-cell>
          <table:table-cell table:style-name="ce2"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table:style-name="ce4" office:value-type="float" office:value="34702300000000" calcext:value-type="float">
            <text:p>3.47E+13</text:p>
          </table:table-cell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41628" calcext:value-type="float">
            <text:p>41628</text:p>
          </table:table-cell>
          <table:table-cell table:style-name="ce2"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table:style-name="ce4" office:value-type="float" office:value="3.6032E+020" calcext:value-type="float">
            <text:p>3.60E+20</text:p>
          </table:table-cell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7423" calcext:value-type="float">
            <text:p>47423</text:p>
          </table:table-cell>
          <table:table-cell table:style-name="ce2"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table:style-name="ce4" office:value-type="float" office:value="66727800000000" calcext:value-type="float">
            <text:p>6.67E+13</text:p>
          </table:table-cell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52215" calcext:value-type="float">
            <text:p>52215</text:p>
          </table:table-cell>
          <table:table-cell table:style-name="ce2"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table:style-name="ce4" office:value-type="float" office:value="64359100000000" calcext:value-type="float">
            <text:p>6.44E+13</text:p>
          </table:table-cell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6811" calcext:value-type="float">
            <text:p>56811</text:p>
          </table:table-cell>
          <table:table-cell table:style-name="ce2"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table:style-name="ce4" office:value-type="float" office:value="738355000000" calcext:value-type="float">
            <text:p>7.38E+11</text:p>
          </table:table-cell>
          <table:table-cell table:style-name="ce4"/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1">
          <table:table-cell table:style-name="ce10" office:value-type="string" calcext:value-type="string">
            <text:p><text:s/>Dataset</text:p>
          </table:table-cell>
          <table:table-cell table:style-name="ce13" office:value-type="string" calcext:value-type="string">
            <text:p><text:s/>Residual</text:p>
          </table:table-cell>
          <table:table-cell table:style-name="ce13" office:value-type="string" calcext:value-type="string">
            <text:p>Relative Residual</text:p>
          </table:table-cell>
          <table:table-cell table:style-name="ce10" office:value-type="string" calcext:value-type="string">
            <text:p><text:s text:c="8"/>Flag</text:p>
          </table:table-cell>
          <table:table-cell table:style-name="ce13" office:value-type="string" calcext:value-type="string">
            <text:p>Solve Time (sec)</text:p>
          </table:table-cell>
          <table:table-cell table:style-name="ce13" office:value-type="string" calcext:value-type="string">
            <text:p><text:s text:c="2"/>No. of Iterations</text:p>
          </table:table-cell>
          <table:table-cell table:number-columns-repeated="7"/>
        </table:table-row>
        <table:table-row table:style-name="ro1" table:number-rows-repeated="2"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7"/>
        </table:table-row>
        <table:table-row table:style-name="ro1">
          <table:table-cell table:style-name="ce12" office:value-type="string" calcext:value-type="string">
            <text:p>Here we test Deflated flexible GMRES with different preconditioners : <text:s/>1. ILU <text:s text:c="3"/>2. SSOR <text:s text:c="3"/>3. Two-Grid with Block Jacobi as smoother(ddm) </text:p>
          </table:table-cell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7"/>
        </table:table-row>
        <table:table-row table:style-name="ro1"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ILU</text:p>
          </table:table-cell>
          <table:table-cell table:style-name="ce6" office:value-type="string" calcext:value-type="string">
            <text:p><text:s text:c="2"/>DFGMRES + ILU</text:p>
          </table:table-cell>
          <table:table-cell table:style-name="ce6" office:value-type="string" calcext:value-type="string">
            <text:p><text:s/>DFGMRES + ILU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im=20; maxits=500; tolIts=1.e-4; nev = 5;</text:p>
          </table:table-cell>
          <table:table-cell/>
          <table:table-cell office:value-type="string" calcext:value-type="string">
            <text:p>R.H.S = JT_e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4"/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721700" calcext:value-type="float">
            <text:p>2.72E+06</text:p>
          </table:table-cell>
          <table:table-cell office:value-type="float" office:value="11.9309" calcext:value-type="float">
            <text:p>11.9309</text:p>
          </table:table-cell>
          <table:table-cell office:value-type="float" office:value="0" calcext:value-type="float">
            <text:p>0</text:p>
          </table:table-cell>
          <table:table-cell office:value-type="float" office:value="0.565408" calcext:value-type="float">
            <text:p>0.56540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9236700000" calcext:value-type="float">
            <text:p>9.24E+09</text:p>
          </table:table-cell>
          <table:table-cell office:value-type="float" office:value="829.1048" calcext:value-type="float">
            <text:p>829.1048</text:p>
          </table:table-cell>
          <table:table-cell office:value-type="float" office:value="0" calcext:value-type="float">
            <text:p>0</text:p>
          </table:table-cell>
          <table:table-cell office:value-type="float" office:value="0.050002" calcext:value-type="float">
            <text:p>0.0500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2062000000" calcext:value-type="float">
            <text:p>1.21E+10</text:p>
          </table:table-cell>
          <table:table-cell table:style-name="ce4" office:value-type="float" office:value="29676" calcext:value-type="float">
            <text:p>2.97E+04</text:p>
          </table:table-cell>
          <table:table-cell office:value-type="float" office:value="0" calcext:value-type="float">
            <text:p>0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3104700000" calcext:value-type="float">
            <text:p>3.10E+09</text:p>
          </table:table-cell>
          <table:table-cell table:style-name="ce4" office:value-type="float" office:value="6965.8" calcext:value-type="float">
            <text:p>6.97E+03</text:p>
          </table:table-cell>
          <table:table-cell office:value-type="float" office:value="0" calcext:value-type="float">
            <text:p>0</text:p>
          </table:table-cell>
          <table:table-cell office:value-type="float" office:value="0.111624" calcext:value-type="float">
            <text:p>0.11162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156400000" calcext:value-type="float">
            <text:p>1.16E+09</text:p>
          </table:table-cell>
          <table:table-cell table:style-name="ce4" office:value-type="float" office:value="2445.5" calcext:value-type="float">
            <text:p>2.45E+03</text:p>
          </table:table-cell>
          <table:table-cell office:value-type="float" office:value="0" calcext:value-type="float">
            <text:p>0</text:p>
          </table:table-cell>
          <table:table-cell office:value-type="float" office:value="0.165589" calcext:value-type="float">
            <text:p>0.165589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number-columns-repeated="7"/>
          <table:table-cell table:style-name="ce4"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/>
          <table:table-cell table:style-name="ce4"/>
          <table:table-cell table:number-columns-repeated="5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SSOR</text:p>
          </table:table-cell>
          <table:table-cell table:style-name="ce6" office:value-type="string" calcext:value-type="string">
            <text:p><text:s text:c="2"/>DFGMRES + SSOR</text:p>
          </table:table-cell>
          <table:table-cell table:style-name="ce6" office:value-type="string" calcext:value-type="string">
            <text:p><text:s/>DFGMRES + SSOR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; k.iter=5       </text:span><text:span text:style-name="T2">R.H.S = JT_e</text:span>      </text:p>
          </table:table-cell>
          <table:table-cell/>
          <table:table-cell table:style-name="ce4"/>
          <table:table-cell/>
          <table:table-cell table:style-name="ce4"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338500" calcext:value-type="float">
            <text:p>2.34E+06</text:p>
          </table:table-cell>
          <table:table-cell office:value-type="float" office:value="10.251" calcext:value-type="float">
            <text:p>10.251</text:p>
          </table:table-cell>
          <table:table-cell office:value-type="float" office:value="0" calcext:value-type="float">
            <text:p>0</text:p>
          </table:table-cell>
          <table:table-cell office:value-type="float" office:value="2.599661" calcext:value-type="float">
            <text:p>2.599661</text:p>
          </table:table-cell>
          <table:table-cell table:style-name="ce4" office:value-type="float" office:value="32" calcext:value-type="float">
            <text:p>3.20E+01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268700000" calcext:value-type="float">
            <text:p>2.27E+09</text:p>
          </table:table-cell>
          <table:table-cell office:value-type="float" office:value="203.6463" calcext:value-type="float">
            <text:p>203.6463</text:p>
          </table:table-cell>
          <table:table-cell office:value-type="float" office:value="0" calcext:value-type="float">
            <text:p>0</text:p>
          </table:table-cell>
          <table:table-cell office:value-type="float" office:value="0.187729" calcext:value-type="float">
            <text:p>0.187729</text:p>
          </table:table-cell>
          <table:table-cell table:style-name="ce4" office:value-type="float" office:value="2" calcext:value-type="float">
            <text:p>2.00E+0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3825800000" calcext:value-type="float">
            <text:p>3.83E+09</text:p>
          </table:table-cell>
          <table:table-cell table:style-name="ce4" office:value-type="float" office:value="9412.5" calcext:value-type="float">
            <text:p>9.41E+03</text:p>
          </table:table-cell>
          <table:table-cell office:value-type="float" office:value="0" calcext:value-type="float">
            <text:p>0</text:p>
          </table:table-cell>
          <table:table-cell office:value-type="float" office:value="0.209337" calcext:value-type="float">
            <text:p>0.209337</text:p>
          </table:table-cell>
          <table:table-cell table:style-name="ce4" office:value-type="float" office:value="2" calcext:value-type="float">
            <text:p>2.00E+0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3157600000" calcext:value-type="float">
            <text:p>3.16E+09</text:p>
          </table:table-cell>
          <table:table-cell table:style-name="ce4" office:value-type="float" office:value="7084.5" calcext:value-type="float">
            <text:p>7.08E+03</text:p>
          </table:table-cell>
          <table:table-cell office:value-type="float" office:value="0" calcext:value-type="float">
            <text:p>0</text:p>
          </table:table-cell>
          <table:table-cell office:value-type="float" office:value="0.22173" calcext:value-type="float">
            <text:p>0.22173</text:p>
          </table:table-cell>
          <table:table-cell table:style-name="ce4" office:value-type="float" office:value="2" calcext:value-type="float">
            <text:p>2.00E+0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221100000" calcext:value-type="float">
            <text:p>1.22E+09</text:p>
          </table:table-cell>
          <table:table-cell table:style-name="ce4" office:value-type="float" office:value="2582.4" calcext:value-type="float">
            <text:p>2.58E+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3" calcext:value-type="float">
            <text:p>3.00E+0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16"/>
          <table:table-cell/>
          <table:table-cell table:style-name="ce4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4"/>
          <table:table-cell/>
          <table:table-cell table:style-name="ce4"/>
          <table:table-cell table:number-columns-repeated="5"/>
        </table:table-row>
        <table:table-row table:style-name="ro2">
          <table:table-cell/>
          <table:table-cell table:style-name="Default"/>
          <table:table-cell table:style-name="ce16" office:value-type="string" calcext:value-type="string">
            <text:p>Now the Prolonation matrix is obtained from eigs(A,nc) where nc = # largest eigenvalues. We try different for nc between 5 to 30</text:p>
          </table:table-cell>
          <table:table-cell table:style-name="ce16" table:number-columns-repeated="2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/>
          <table:table-cell table:style-name="ce4"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 table:number-columns-repeated="3"/>
          <table:table-cell table:number-columns-repeated="5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style-name="ce4"/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|  </text:span><text:span text:style-name="T2">R.H.S = JT_e   |   P = eigs(A, nc) ; nc = 5 largest eig. Values of A      </text:span>      </text:p>
          </table:table-cell>
          <table:table-cell table:number-columns-repeated="3"/>
          <table:table-cell table:style-name="ce4"/>
          <table:table-cell table:number-columns-repeated="5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8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5" office:value-type="float" office:value="2128300" calcext:value-type="float">
            <text:p>2.13E+06</text:p>
          </table:table-cell>
          <table:table-cell office:value-type="float" office:value="9.3295" calcext:value-type="float">
            <text:p>9.3295</text:p>
          </table:table-cell>
          <table:table-cell office:value-type="float" office:value="0" calcext:value-type="float">
            <text:p>0</text:p>
          </table:table-cell>
          <table:table-cell office:value-type="float" office:value="2.6247" calcext:value-type="float">
            <text:p>2.6247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5" office:value-type="float" office:value="66486000000" calcext:value-type="float">
            <text:p>6.65E+10</text:p>
          </table:table-cell>
          <table:table-cell table:style-name="ce4" office:value-type="float" office:value="5967.9" calcext:value-type="float">
            <text:p>5.97E+03</text:p>
          </table:table-cell>
          <table:table-cell office:value-type="float" office:value="0" calcext:value-type="float">
            <text:p>0</text:p>
          </table:table-cell>
          <table:table-cell office:value-type="float" office:value="0.2191" calcext:value-type="float">
            <text:p>0.21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15" office:value-type="float" office:value="621360000" calcext:value-type="float">
            <text:p>6.21E+08</text:p>
          </table:table-cell>
          <table:table-cell table:style-name="ce4" office:value-type="float" office:value="1528.7" calcext:value-type="float">
            <text:p>1.53E+03</text:p>
          </table:table-cell>
          <table:table-cell office:value-type="float" office:value="0" calcext:value-type="float">
            <text:p>0</text:p>
          </table:table-cell>
          <table:table-cell office:value-type="float" office:value="1.2737" calcext:value-type="float">
            <text:p>1.2737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15" office:value-type="float" office:value="471470000" calcext:value-type="float">
            <text:p>4.71E+08</text:p>
          </table:table-cell>
          <table:table-cell office:value-type="float" office:value="853.0115" calcext:value-type="float">
            <text:p>853.0115</text:p>
          </table:table-cell>
          <table:table-cell office:value-type="float" office:value="0" calcext:value-type="float">
            <text:p>0</text:p>
          </table:table-cell>
          <table:table-cell office:value-type="float" office:value="0.9899" calcext:value-type="float">
            <text:p>0.9899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5" office:value-type="float" office:value="1430400000" calcext:value-type="float">
            <text:p>1.43E+09</text:p>
          </table:table-cell>
          <table:table-cell table:style-name="ce4" office:value-type="float" office:value="3025.1" calcext:value-type="float">
            <text:p>3.03E+03</text:p>
          </table:table-cell>
          <table:table-cell office:value-type="float" office:value="0" calcext:value-type="float">
            <text:p>0</text:p>
          </table:table-cell>
          <table:table-cell office:value-type="float" office:value="1.5546" calcext:value-type="float">
            <text:p>1.5546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15"/>
          <table:table-cell table:style-name="ce4"/>
          <table:table-cell table:number-columns-repeated="2"/>
          <table:table-cell table:style-name="ce18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|  </text:span><text:span text:style-name="T2">R.H.S = JT_e   |   P = eigs(A, nc) ; nc = 10 largest eig. Values of A      </text:span>      </text:p>
          </table:table-cell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022100" calcext:value-type="float">
            <text:p>2.02E+06</text:p>
          </table:table-cell>
          <table:table-cell office:value-type="float" office:value="8.8642" calcext:value-type="float">
            <text:p>8.8642</text:p>
          </table:table-cell>
          <table:table-cell office:value-type="float" office:value="0" calcext:value-type="float">
            <text:p>0</text:p>
          </table:table-cell>
          <table:table-cell office:value-type="float" office:value="4.0598" calcext:value-type="float">
            <text:p>4.0598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9767000000" calcext:value-type="float">
            <text:p>1.98E+10</text:p>
          </table:table-cell>
          <table:table-cell table:style-name="ce4" office:value-type="float" office:value="1774.3" calcext:value-type="float">
            <text:p>1.77E+03</text:p>
          </table:table-cell>
          <table:table-cell office:value-type="float" office:value="0" calcext:value-type="float">
            <text:p>0</text:p>
          </table:table-cell>
          <table:table-cell office:value-type="float" office:value="0.1869" calcext:value-type="float">
            <text:p>0.1869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9327000000" calcext:value-type="float">
            <text:p>2.93E+10</text:p>
          </table:table-cell>
          <table:table-cell table:style-name="ce4" office:value-type="float" office:value="72151" calcext:value-type="float">
            <text:p>7.22E+04</text:p>
          </table:table-cell>
          <table:table-cell office:value-type="float" office:value="0" calcext:value-type="float">
            <text:p>0</text:p>
          </table:table-cell>
          <table:table-cell office:value-type="float" office:value="0.6339" calcext:value-type="float">
            <text:p>0.63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184800000" calcext:value-type="float">
            <text:p>2.18E+09</text:p>
          </table:table-cell>
          <table:table-cell table:style-name="ce4" office:value-type="float" office:value="4901.9" calcext:value-type="float">
            <text:p>4.90E+03</text:p>
          </table:table-cell>
          <table:table-cell office:value-type="float" office:value="0" calcext:value-type="float">
            <text:p>0</text:p>
          </table:table-cell>
          <table:table-cell office:value-type="float" office:value="0.9958" calcext:value-type="float">
            <text:p>0.9958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3170000" calcext:value-type="float">
            <text:p>2.03E+08</text:p>
          </table:table-cell>
          <table:table-cell office:value-type="float" office:value="429.673" calcext:value-type="float">
            <text:p>429.673</text:p>
          </table:table-cell>
          <table:table-cell office:value-type="float" office:value="0" calcext:value-type="float">
            <text:p>0</text:p>
          </table:table-cell>
          <table:table-cell office:value-type="float" office:value="3.1239" calcext:value-type="float">
            <text:p>3.1239</text:p>
          </table:table-cell>
          <table:table-cell table:style-name="ce19" office:value-type="float" office:value="4" calcext:value-type="float">
            <text:p>4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|  </text:span><text:span text:style-name="T2">R.H.S = JT_e   |   P = eigs(A, nc) ; nc = 15 largest eig. Values of A      </text:span>      </text:p>
          </table:table-cell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733600" calcext:value-type="float">
            <text:p>2.73E+06</text:p>
          </table:table-cell>
          <table:table-cell office:value-type="float" office:value="11.9827" calcext:value-type="float">
            <text:p>11.9827</text:p>
          </table:table-cell>
          <table:table-cell office:value-type="float" office:value="0" calcext:value-type="float">
            <text:p>0</text:p>
          </table:table-cell>
          <table:table-cell office:value-type="float" office:value="10.9827" calcext:value-type="float">
            <text:p>10.9827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0378000000" calcext:value-type="float">
            <text:p>2.04E+10</text:p>
          </table:table-cell>
          <table:table-cell table:style-name="ce4" office:value-type="float" office:value="1829.2" calcext:value-type="float">
            <text:p>1.83E+03</text:p>
          </table:table-cell>
          <table:table-cell office:value-type="float" office:value="0" calcext:value-type="float">
            <text:p>0</text:p>
          </table:table-cell>
          <table:table-cell office:value-type="float" office:value="0.1891" calcext:value-type="float">
            <text:p>0.189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2879000000" calcext:value-type="float">
            <text:p>2.29E+10</text:p>
          </table:table-cell>
          <table:table-cell table:style-name="ce4" office:value-type="float" office:value="56288" calcext:value-type="float">
            <text:p>5.63E+04</text:p>
          </table:table-cell>
          <table:table-cell office:value-type="float" office:value="0" calcext:value-type="float">
            <text:p>0</text:p>
          </table:table-cell>
          <table:table-cell office:value-type="float" office:value="0.6327" calcext:value-type="float">
            <text:p>0.6327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872700000" calcext:value-type="float">
            <text:p>2.87E+09</text:p>
          </table:table-cell>
          <table:table-cell table:style-name="ce4" office:value-type="float" office:value="6445.2" calcext:value-type="float">
            <text:p>6.45E+03</text:p>
          </table:table-cell>
          <table:table-cell office:value-type="float" office:value="0" calcext:value-type="float">
            <text:p>0</text:p>
          </table:table-cell>
          <table:table-cell office:value-type="float" office:value="1.0013" calcext:value-type="float">
            <text:p>1.0013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1990000" calcext:value-type="float">
            <text:p>2.52E+08</text:p>
          </table:table-cell>
          <table:table-cell office:value-type="float" office:value="532.9036" calcext:value-type="float">
            <text:p>532.9036</text:p>
          </table:table-cell>
          <table:table-cell office:value-type="float" office:value="0" calcext:value-type="float">
            <text:p>0</text:p>
          </table:table-cell>
          <table:table-cell office:value-type="float" office:value="3.1126" calcext:value-type="float">
            <text:p>3.1126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 |  </text:span><text:span text:style-name="T2">R.H.S = JT_e   |   P = eigs(A, nc) ; nc = 20 largest eig. Values of A      </text:span>      </text:p>
          </table:table-cell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15" office:value-type="float" office:value="3599200" calcext:value-type="float">
            <text:p>3.60E+06</text:p>
          </table:table-cell>
          <table:table-cell office:value-type="float" office:value="15.7772" calcext:value-type="float">
            <text:p>15.7772</text:p>
          </table:table-cell>
          <table:table-cell office:value-type="float" office:value="0" calcext:value-type="float">
            <text:p>0</text:p>
          </table:table-cell>
          <table:table-cell office:value-type="float" office:value="1.3763" calcext:value-type="float">
            <text:p>1.3763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15" office:value-type="float" office:value="17707000000" calcext:value-type="float">
            <text:p>1.77E+10</text:p>
          </table:table-cell>
          <table:table-cell table:style-name="ce4" office:value-type="float" office:value="1589.5" calcext:value-type="float">
            <text:p>1.59E+03</text:p>
          </table:table-cell>
          <table:table-cell office:value-type="float" office:value="0" calcext:value-type="float">
            <text:p>0</text:p>
          </table:table-cell>
          <table:table-cell office:value-type="float" office:value="0.2226" calcext:value-type="float">
            <text:p>0.22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15" office:value-type="float" office:value="20883000000" calcext:value-type="float">
            <text:p>2.09E+10</text:p>
          </table:table-cell>
          <table:table-cell table:style-name="ce4" office:value-type="float" office:value="51377" calcext:value-type="float">
            <text:p>5.14E+04</text:p>
          </table:table-cell>
          <table:table-cell office:value-type="float" office:value="0" calcext:value-type="float">
            <text:p>0</text:p>
          </table:table-cell>
          <table:table-cell office:value-type="float" office:value="0.6265" calcext:value-type="float">
            <text:p>0.626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15" office:value-type="float" office:value="1258200000" calcext:value-type="float">
            <text:p>1.26E+09</text:p>
          </table:table-cell>
          <table:table-cell table:style-name="ce4" office:value-type="float" office:value="2822.9" calcext:value-type="float">
            <text:p>2.82E+03</text:p>
          </table:table-cell>
          <table:table-cell office:value-type="float" office:value="0" calcext:value-type="float">
            <text:p>0</text:p>
          </table:table-cell>
          <table:table-cell office:value-type="float" office:value="0.9978" calcext:value-type="float">
            <text:p>0.9978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5" office:value-type="float" office:value="404810000" calcext:value-type="float">
            <text:p>4.05E+08</text:p>
          </table:table-cell>
          <table:table-cell office:value-type="float" office:value="856.0958" calcext:value-type="float">
            <text:p>856.0958</text:p>
          </table:table-cell>
          <table:table-cell office:value-type="float" office:value="0" calcext:value-type="float">
            <text:p>0</text:p>
          </table:table-cell>
          <table:table-cell office:value-type="float" office:value="3.0947" calcext:value-type="float">
            <text:p>3.0947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|  </text:span><text:span text:style-name="T2">R.H.S = JT_e   |   P = eigs(A, nc) ; nc = 25 largest eig. Values of A      </text:span>      </text:p>
          </table:table-cell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433500" calcext:value-type="float">
            <text:p>2.43E+06</text:p>
          </table:table-cell>
          <table:table-cell office:value-type="float" office:value="10.6674" calcext:value-type="float">
            <text:p>10.6674</text:p>
          </table:table-cell>
          <table:table-cell office:value-type="float" office:value="0" calcext:value-type="float">
            <text:p>0</text:p>
          </table:table-cell>
          <table:table-cell office:value-type="float" office:value="2.4567" calcext:value-type="float">
            <text:p>2.456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8153000000" calcext:value-type="float">
            <text:p>1.82E+10</text:p>
          </table:table-cell>
          <table:table-cell table:style-name="ce4" office:value-type="float" office:value="1629.5" calcext:value-type="float">
            <text:p>1.63E+03</text:p>
          </table:table-cell>
          <table:table-cell office:value-type="float" office:value="0" calcext:value-type="float">
            <text:p>0</text:p>
          </table:table-cell>
          <table:table-cell office:value-type="float" office:value="0.1985" calcext:value-type="float">
            <text:p>0.1985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1289000000" calcext:value-type="float">
            <text:p>2.13E+10</text:p>
          </table:table-cell>
          <table:table-cell table:style-name="ce4" office:value-type="float" office:value="52376" calcext:value-type="float">
            <text:p>5.24E+04</text:p>
          </table:table-cell>
          <table:table-cell office:value-type="float" office:value="0" calcext:value-type="float">
            <text:p>0</text:p>
          </table:table-cell>
          <table:table-cell office:value-type="float" office:value="0.6502" calcext:value-type="float">
            <text:p>0.650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38060000000" calcext:value-type="float">
            <text:p>3.81E+10</text:p>
          </table:table-cell>
          <table:table-cell table:style-name="ce4" office:value-type="float" office:value="85392" calcext:value-type="float">
            <text:p>8.54E+04</text:p>
          </table:table-cell>
          <table:table-cell office:value-type="float" office:value="0" calcext:value-type="float">
            <text:p>0</text:p>
          </table:table-cell>
          <table:table-cell office:value-type="float" office:value="0.5202" calcext:value-type="float">
            <text:p>0.5202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7960000" calcext:value-type="float">
            <text:p>6.48E+08</text:p>
          </table:table-cell>
          <table:table-cell table:style-name="ce4" office:value-type="float" office:value="1370.3" calcext:value-type="float">
            <text:p>1.37E+03</text:p>
          </table:table-cell>
          <table:table-cell office:value-type="float" office:value="0" calcext:value-type="float">
            <text:p>0</text:p>
          </table:table-cell>
          <table:table-cell office:value-type="float" office:value="3.0926" calcext:value-type="float">
            <text:p>3.0926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|  </text:span><text:span text:style-name="T2">R.H.S = JT_e   |   P = eigs(A, nc) ; nc = 30 largest eig. Values of A      </text:span>      </text:p>
          </table:table-cell>
          <table:table-cell table:number-columns-repeated="3"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817800" calcext:value-type="float">
            <text:p>2.82E+06</text:p>
          </table:table-cell>
          <table:table-cell office:value-type="float" office:value="12.3521" calcext:value-type="float">
            <text:p>12.3521</text:p>
          </table:table-cell>
          <table:table-cell office:value-type="float" office:value="0" calcext:value-type="float">
            <text:p>0</text:p>
          </table:table-cell>
          <table:table-cell office:value-type="float" office:value="2.186" calcext:value-type="float">
            <text:p>2.186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6513000000" calcext:value-type="float">
            <text:p>1.65E+10</text:p>
          </table:table-cell>
          <table:table-cell table:style-name="ce4" office:value-type="float" office:value="1482.3" calcext:value-type="float">
            <text:p>1.48E+03</text:p>
          </table:table-cell>
          <table:table-cell office:value-type="float" office:value="0" calcext:value-type="float">
            <text:p>0</text:p>
          </table:table-cell>
          <table:table-cell office:value-type="float" office:value="0.1946" calcext:value-type="float">
            <text:p>0.1946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7640000000" calcext:value-type="float">
            <text:p>1.76E+10</text:p>
          </table:table-cell>
          <table:table-cell table:style-name="ce4" office:value-type="float" office:value="43398" calcext:value-type="float">
            <text:p>4.34E+04</text:p>
          </table:table-cell>
          <table:table-cell office:value-type="float" office:value="0" calcext:value-type="float">
            <text:p>0</text:p>
          </table:table-cell>
          <table:table-cell office:value-type="float" office:value="0.6468" calcext:value-type="float">
            <text:p>0.6468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765500000" calcext:value-type="float">
            <text:p>1.77E+09</text:p>
          </table:table-cell>
          <table:table-cell table:style-name="ce4" office:value-type="float" office:value="3961.2" calcext:value-type="float">
            <text:p>3.96E+03</text:p>
          </table:table-cell>
          <table:table-cell office:value-type="float" office:value="0" calcext:value-type="float">
            <text:p>0</text:p>
          </table:table-cell>
          <table:table-cell office:value-type="float" office:value="1.0187" calcext:value-type="float">
            <text:p>1.0187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605160000" calcext:value-type="float">
            <text:p>6.05E+08</text:p>
          </table:table-cell>
          <table:table-cell table:style-name="ce4" office:value-type="float" office:value="1279.8" calcext:value-type="float">
            <text:p>1.28E+03</text:p>
          </table:table-cell>
          <table:table-cell office:value-type="float" office:value="0" calcext:value-type="float">
            <text:p>0</text:p>
          </table:table-cell>
          <table:table-cell office:value-type="float" office:value="3.1837" calcext:value-type="float">
            <text:p>3.1837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16"/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ce16" office:value-type="string" calcext:value-type="string">
            <text:p>Now the Prolonation matrix is obtained METIS Graph based Partitioning with Different Partition Sizes</text:p>
          </table:table-cell>
          <table:table-cell table:style-name="ce16"/>
          <table:table-cell/>
          <table:table-cell table:style-name="ce16"/>
          <table:table-cell table:style-name="ce4" table:number-columns-repeated="2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6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|  </text:span><text:span text:style-name="T2">R.H.S = JT_e   |   P = Partition(n, nc) ; n = # rows, nc = 100   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219200" calcext:value-type="float">
            <text:p>4.22E+06</text:p>
          </table:table-cell>
          <table:table-cell office:value-type="float" office:value="18.4949" calcext:value-type="float">
            <text:p>18.4949</text:p>
          </table:table-cell>
          <table:table-cell office:value-type="float" office:value="0" calcext:value-type="float">
            <text:p>0</text:p>
          </table:table-cell>
          <table:table-cell office:value-type="float" office:value="2.2916" calcext:value-type="float">
            <text:p>2.2916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9802100000" calcext:value-type="float">
            <text:p>9.80E+09</text:p>
          </table:table-cell>
          <table:table-cell office:value-type="float" office:value="879.8591" calcext:value-type="float">
            <text:p>879.8591</text:p>
          </table:table-cell>
          <table:table-cell office:value-type="float" office:value="0" calcext:value-type="float">
            <text:p>0</text:p>
          </table:table-cell>
          <table:table-cell office:value-type="float" office:value="0.407" calcext:value-type="float">
            <text:p>0.40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0291000000" calcext:value-type="float">
            <text:p>2.03E+10</text:p>
          </table:table-cell>
          <table:table-cell table:style-name="ce4" office:value-type="float" office:value="49922" calcext:value-type="float">
            <text:p>4.99E+04</text:p>
          </table:table-cell>
          <table:table-cell office:value-type="float" office:value="0" calcext:value-type="float">
            <text:p>0</text:p>
          </table:table-cell>
          <table:table-cell office:value-type="float" office:value="1.2699" calcext:value-type="float">
            <text:p>1.269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6142800000" calcext:value-type="float">
            <text:p>6.14E+09</text:p>
          </table:table-cell>
          <table:table-cell table:style-name="ce4" office:value-type="float" office:value="13782" calcext:value-type="float">
            <text:p>1.38E+04</text:p>
          </table:table-cell>
          <table:table-cell office:value-type="float" office:value="0" calcext:value-type="float">
            <text:p>0</text:p>
          </table:table-cell>
          <table:table-cell office:value-type="float" office:value="1.5109" calcext:value-type="float">
            <text:p>1.510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23300000" calcext:value-type="float">
            <text:p>1.02E+09</text:p>
          </table:table-cell>
          <table:table-cell table:style-name="ce4" office:value-type="float" office:value="2164" calcext:value-type="float">
            <text:p>2.16E+03</text:p>
          </table:table-cell>
          <table:table-cell office:value-type="float" office:value="0" calcext:value-type="float">
            <text:p>0</text:p>
          </table:table-cell>
          <table:table-cell office:value-type="float" office:value="3.8887" calcext:value-type="float">
            <text:p>3.8887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/>
          <table:table-cell table:style-name="ce4"/>
          <table:table-cell table:number-columns-repeated="5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style-name="ce4"/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|  </text:span><text:span text:style-name="T2">R.H.S = JT_e   |   P = Partition(n, nc) ; n = # rows, nc = 500      </text:span>      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449900" calcext:value-type="float">
            <text:p>2.45E+06</text:p>
          </table:table-cell>
          <table:table-cell office:value-type="float" office:value="10.7394" calcext:value-type="float">
            <text:p>10.7394</text:p>
          </table:table-cell>
          <table:table-cell office:value-type="float" office:value="0" calcext:value-type="float">
            <text:p>0</text:p>
          </table:table-cell>
          <table:table-cell office:value-type="float" office:value="4.8866" calcext:value-type="float">
            <text:p>4.8866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78442000000" calcext:value-type="float">
            <text:p>7.84E+10</text:p>
          </table:table-cell>
          <table:table-cell table:style-name="ce4" office:value-type="float" office:value="7041.1" calcext:value-type="float">
            <text:p>7.04E+03</text:p>
          </table:table-cell>
          <table:table-cell office:value-type="float" office:value="0" calcext:value-type="float">
            <text:p>0</text:p>
          </table:table-cell>
          <table:table-cell office:value-type="float" office:value="0.2242" calcext:value-type="float">
            <text:p>0.224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6822000000" calcext:value-type="float">
            <text:p>1.68E+10</text:p>
          </table:table-cell>
          <table:table-cell table:style-name="ce4" office:value-type="float" office:value="41386" calcext:value-type="float">
            <text:p>4.14E+04</text:p>
          </table:table-cell>
          <table:table-cell office:value-type="float" office:value="0" calcext:value-type="float">
            <text:p>0</text:p>
          </table:table-cell>
          <table:table-cell office:value-type="float" office:value="0.6899" calcext:value-type="float">
            <text:p>0.689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018100000" calcext:value-type="float">
            <text:p>4.02E+09</text:p>
          </table:table-cell>
          <table:table-cell table:style-name="ce4" office:value-type="float" office:value="9015.1" calcext:value-type="float">
            <text:p>9.02E+03</text:p>
          </table:table-cell>
          <table:table-cell office:value-type="float" office:value="0" calcext:value-type="float">
            <text:p>0</text:p>
          </table:table-cell>
          <table:table-cell office:value-type="float" office:value="1.095" calcext:value-type="float">
            <text:p>1.09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62800000" calcext:value-type="float">
            <text:p>1.06E+09</text:p>
          </table:table-cell>
          <table:table-cell table:style-name="ce4" office:value-type="float" office:value="2247.6" calcext:value-type="float">
            <text:p>2.25E+03</text:p>
          </table:table-cell>
          <table:table-cell office:value-type="float" office:value="0" calcext:value-type="float">
            <text:p>0</text:p>
          </table:table-cell>
          <table:table-cell office:value-type="float" office:value="3.3131" calcext:value-type="float">
            <text:p>3.313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 |  </text:span><text:span text:style-name="T2">R.H.S = JT_e   |   P = Partition(n, nc) ; n = # rows, nc = 1000   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234700" calcext:value-type="float">
            <text:p>2.23E+06</text:p>
          </table:table-cell>
          <table:table-cell office:value-type="float" office:value="9.7961" calcext:value-type="float">
            <text:p>9.7961</text:p>
          </table:table-cell>
          <table:table-cell office:value-type="float" office:value="0" calcext:value-type="float">
            <text:p>0</text:p>
          </table:table-cell>
          <table:table-cell office:value-type="float" office:value="19.2977" calcext:value-type="float">
            <text:p>19.2977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1115000000" calcext:value-type="float">
            <text:p>1.11E+10</text:p>
          </table:table-cell>
          <table:table-cell office:value-type="float" office:value="997.7408" calcext:value-type="float">
            <text:p>997.7408</text:p>
          </table:table-cell>
          <table:table-cell office:value-type="float" office:value="0" calcext:value-type="float">
            <text:p>0</text:p>
          </table:table-cell>
          <table:table-cell office:value-type="float" office:value="0.3378" calcext:value-type="float">
            <text:p>0.337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6570000000" calcext:value-type="float">
            <text:p>1.66E+10</text:p>
          </table:table-cell>
          <table:table-cell table:style-name="ce4" office:value-type="float" office:value="40766" calcext:value-type="float">
            <text:p>4.08E+04</text:p>
          </table:table-cell>
          <table:table-cell office:value-type="float" office:value="0" calcext:value-type="float">
            <text:p>0</text:p>
          </table:table-cell>
          <table:table-cell office:value-type="float" office:value="0.894" calcext:value-type="float">
            <text:p>0.89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7496000000" calcext:value-type="float">
            <text:p>1.75E+10</text:p>
          </table:table-cell>
          <table:table-cell table:style-name="ce4" office:value-type="float" office:value="39255" calcext:value-type="float">
            <text:p>3.93E+04</text:p>
          </table:table-cell>
          <table:table-cell office:value-type="float" office:value="0" calcext:value-type="float">
            <text:p>0</text:p>
          </table:table-cell>
          <table:table-cell office:value-type="float" office:value="0.8376" calcext:value-type="float">
            <text:p>0.837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59840000" calcext:value-type="float">
            <text:p>6.60E+08</text:p>
          </table:table-cell>
          <table:table-cell table:style-name="ce4" office:value-type="float" office:value="1395.4" calcext:value-type="float">
            <text:p>1.40E+03</text:p>
          </table:table-cell>
          <table:table-cell office:value-type="float" office:value="0" calcext:value-type="float">
            <text:p>0</text:p>
          </table:table-cell>
          <table:table-cell office:value-type="float" office:value="3.9764" calcext:value-type="float">
            <text:p>3.976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 |  </text:span><text:span text:style-name="T2">R.H.S = JT_e   |   P = Partition(n, nc) ; n = # rows, nc = 5000   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225100" calcext:value-type="float">
            <text:p>2.23E+06</text:p>
          </table:table-cell>
          <table:table-cell office:value-type="float" office:value="9.754" calcext:value-type="float">
            <text:p>9.754</text:p>
          </table:table-cell>
          <table:table-cell office:value-type="float" office:value="0" calcext:value-type="float">
            <text:p>0</text:p>
          </table:table-cell>
          <table:table-cell office:value-type="float" office:value="29.0692" calcext:value-type="float">
            <text:p>29.069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108600000" calcext:value-type="float">
            <text:p>1.11E+09</text:p>
          </table:table-cell>
          <table:table-cell office:value-type="float" office:value="99.5141" calcext:value-type="float">
            <text:p>99.5141</text:p>
          </table:table-cell>
          <table:table-cell office:value-type="float" office:value="0" calcext:value-type="float">
            <text:p>0</text:p>
          </table:table-cell>
          <table:table-cell office:value-type="float" office:value="4.0313" calcext:value-type="float">
            <text:p>4.03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5.56297E-015" calcext:value-type="float">
            <text:p>5.56E-15</text:p>
          </table:table-cell>
          <table:table-cell office:value-type="float" office:value="0" calcext:value-type="float">
            <text:p>0</text:p>
          </table:table-cell>
          <table:table-cell office:value-type="float" office:value="62.1483" calcext:value-type="float">
            <text:p>62.1483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3462700000" calcext:value-type="float">
            <text:p>3.46E+09</text:p>
          </table:table-cell>
          <table:table-cell table:style-name="ce4" office:value-type="float" office:value="8519.3" calcext:value-type="float">
            <text:p>8.52E+03</text:p>
          </table:table-cell>
          <table:table-cell office:value-type="float" office:value="0" calcext:value-type="float">
            <text:p>0</text:p>
          </table:table-cell>
          <table:table-cell office:value-type="float" office:value="2.6016" calcext:value-type="float">
            <text:p>2.60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0.0000000000000460569" calcext:value-type="float">
            <text:p>4.61E-14</text:p>
          </table:table-cell>
          <table:table-cell office:value-type="float" office:value="0" calcext:value-type="float">
            <text:p>0</text:p>
          </table:table-cell>
          <table:table-cell office:value-type="float" office:value="247.727" calcext:value-type="float">
            <text:p>247.727</text:p>
          </table:table-cell>
          <table:table-cell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209200000" calcext:value-type="float">
            <text:p>2.21E+09</text:p>
          </table:table-cell>
          <table:table-cell table:style-name="ce4" office:value-type="float" office:value="4956.7" calcext:value-type="float">
            <text:p>4.96E+03</text:p>
          </table:table-cell>
          <table:table-cell office:value-type="float" office:value="0" calcext:value-type="float">
            <text:p>0</text:p>
          </table:table-cell>
          <table:table-cell office:value-type="float" office:value="3.2793" calcext:value-type="float">
            <text:p>3.279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0.0000000000000984875" calcext:value-type="float">
            <text:p>9.85E-14</text:p>
          </table:table-cell>
          <table:table-cell office:value-type="float" office:value="0" calcext:value-type="float">
            <text:p>0</text:p>
          </table:table-cell>
          <table:table-cell office:value-type="float" office:value="985.176" calcext:value-type="float">
            <text:p>985.17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16600000" calcext:value-type="float">
            <text:p>1.32E+09</text:p>
          </table:table-cell>
          <table:table-cell table:style-name="ce4" office:value-type="float" office:value="2784.4" calcext:value-type="float">
            <text:p>2.78E+03</text:p>
          </table:table-cell>
          <table:table-cell office:value-type="float" office:value="0" calcext:value-type="float">
            <text:p>0</text:p>
          </table:table-cell>
          <table:table-cell office:value-type="float" office:value="4.1484" calcext:value-type="float">
            <text:p>4.148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ce4" office:value-type="float" office:value="0.00000000971045" calcext:value-type="float">
            <text:p>9.71E-09</text:p>
          </table:table-cell>
          <table:table-cell office:value-type="float" office:value="1" calcext:value-type="float">
            <text:p>1</text:p>
          </table:table-cell>
          <table:table-cell office:value-type="float" office:value="2088.48" calcext:value-type="float">
            <text:p>2088.4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 |  </text:span><text:span text:style-name="T2">R.H.S = JT_e   |   P = Partition(n, nc) ; n = # rows, nc = 10000   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803900" calcext:value-type="float">
            <text:p>2.80E+06</text:p>
          </table:table-cell>
          <table:table-cell office:value-type="float" office:value="12.291" calcext:value-type="float">
            <text:p>12.291</text:p>
          </table:table-cell>
          <table:table-cell office:value-type="float" office:value="0" calcext:value-type="float">
            <text:p>0</text:p>
          </table:table-cell>
          <table:table-cell office:value-type="float" office:value="18.6594" calcext:value-type="float">
            <text:p>18.659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78950000" calcext:value-type="float">
            <text:p>3.79E+08</text:p>
          </table:table-cell>
          <table:table-cell office:value-type="float" office:value="34.0151" calcext:value-type="float">
            <text:p>34.0151</text:p>
          </table:table-cell>
          <table:table-cell office:value-type="float" office:value="0" calcext:value-type="float">
            <text:p>0</text:p>
          </table:table-cell>
          <table:table-cell office:value-type="float" office:value="9.0491" calcext:value-type="float">
            <text:p>9.04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968560000" calcext:value-type="float">
            <text:p>9.69E+08</text:p>
          </table:table-cell>
          <table:table-cell table:style-name="ce4" office:value-type="float" office:value="2382.9" calcext:value-type="float">
            <text:p>2.38E+03</text:p>
          </table:table-cell>
          <table:table-cell office:value-type="float" office:value="0" calcext:value-type="float">
            <text:p>0</text:p>
          </table:table-cell>
          <table:table-cell office:value-type="float" office:value="3.6053" calcext:value-type="float">
            <text:p>3.605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515600000" calcext:value-type="float">
            <text:p>2.52E+09</text:p>
          </table:table-cell>
          <table:table-cell table:style-name="ce4" office:value-type="float" office:value="5644" calcext:value-type="float">
            <text:p>5.64E+03</text:p>
          </table:table-cell>
          <table:table-cell office:value-type="float" office:value="0" calcext:value-type="float">
            <text:p>0</text:p>
          </table:table-cell>
          <table:table-cell office:value-type="float" office:value="6.0993" calcext:value-type="float">
            <text:p>6.099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8240000" calcext:value-type="float">
            <text:p>9.28E+08</text:p>
          </table:table-cell>
          <table:table-cell table:style-name="ce4" office:value-type="float" office:value="1963" calcext:value-type="float">
            <text:p>1.96E+03</text:p>
          </table:table-cell>
          <table:table-cell office:value-type="float" office:value="0" calcext:value-type="float">
            <text:p>0</text:p>
          </table:table-cell>
          <table:table-cell office:value-type="float" office:value="6.9721" calcext:value-type="float">
            <text:p>6.972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 |  </text:span><text:span text:style-name="T2">R.H.S = JT_e   |   P = Partition(n, nc) ; n = # rows, nc = 20000   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772800" calcext:value-type="float">
            <text:p>2.77E+06</text:p>
          </table:table-cell>
          <table:table-cell office:value-type="float" office:value="12.1547" calcext:value-type="float">
            <text:p>12.1547</text:p>
          </table:table-cell>
          <table:table-cell office:value-type="float" office:value="0" calcext:value-type="float">
            <text:p>0</text:p>
          </table:table-cell>
          <table:table-cell office:value-type="float" office:value="119.8434" calcext:value-type="float">
            <text:p>119.8434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14510000" calcext:value-type="float">
            <text:p>4.15E+08</text:p>
          </table:table-cell>
          <table:table-cell office:value-type="float" office:value="37.2071" calcext:value-type="float">
            <text:p>37.2071</text:p>
          </table:table-cell>
          <table:table-cell office:value-type="float" office:value="0" calcext:value-type="float">
            <text:p>0</text:p>
          </table:table-cell>
          <table:table-cell office:value-type="float" office:value="10.0357" calcext:value-type="float">
            <text:p>10.035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91930000" calcext:value-type="float">
            <text:p>2.92E+08</text:p>
          </table:table-cell>
          <table:table-cell office:value-type="float" office:value="718.2192" calcext:value-type="float">
            <text:p>718.2192</text:p>
          </table:table-cell>
          <table:table-cell office:value-type="float" office:value="0" calcext:value-type="float">
            <text:p>0</text:p>
          </table:table-cell>
          <table:table-cell office:value-type="float" office:value="14.8092" calcext:value-type="float">
            <text:p>14.809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044400000" calcext:value-type="float">
            <text:p>1.04E+09</text:p>
          </table:table-cell>
          <table:table-cell table:style-name="ce4" office:value-type="float" office:value="2343.2" calcext:value-type="float">
            <text:p>2.34E+03</text:p>
          </table:table-cell>
          <table:table-cell office:value-type="float" office:value="0" calcext:value-type="float">
            <text:p>0</text:p>
          </table:table-cell>
          <table:table-cell office:value-type="float" office:value="7.8532" calcext:value-type="float">
            <text:p>7.853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3"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table:number-columns-repeated="2"/>
          <table:table-cell table:style-name="ce16" office:value-type="string" calcext:value-type="string">
            <text:p>Now the Prolonagtion Matrix is Combination of Metis Graph based Partition + eigs(A,nc) <text:s/>; where nc = # largest of eigenvalues</text:p>
          </table:table-cell>
          <table:table-cell table:number-columns-repeated="10"/>
        </table:table-row>
        <table:table-row table:style-name="ro2" table:number-rows-repeated="2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6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|  </text:span><text:span text:style-name="T2">R.H.S = JT_e  |  P = Partition(n, nc) + eigs(A,5) ; n = # rows, nc = 100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788600" calcext:value-type="float">
            <text:p>1.79E+06</text:p>
          </table:table-cell>
          <table:table-cell office:value-type="float" office:value="7.8402" calcext:value-type="float">
            <text:p>7.8402</text:p>
          </table:table-cell>
          <table:table-cell office:value-type="float" office:value="0" calcext:value-type="float">
            <text:p>0</text:p>
          </table:table-cell>
          <table:table-cell office:value-type="float" office:value="2.5557" calcext:value-type="float">
            <text:p>2.5557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7846000000" calcext:value-type="float">
            <text:p>2.78E+10</text:p>
          </table:table-cell>
          <table:table-cell table:style-name="ce4" office:value-type="float" office:value="2499.5" calcext:value-type="float">
            <text:p>2.50E+03</text:p>
          </table:table-cell>
          <table:table-cell office:value-type="float" office:value="0" calcext:value-type="float">
            <text:p>0</text:p>
          </table:table-cell>
          <table:table-cell office:value-type="float" office:value="0.1946" calcext:value-type="float">
            <text:p>0.194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6657000000" calcext:value-type="float">
            <text:p>2.67E+10</text:p>
          </table:table-cell>
          <table:table-cell table:style-name="ce4" office:value-type="float" office:value="65582" calcext:value-type="float">
            <text:p>6.56E+04</text:p>
          </table:table-cell>
          <table:table-cell office:value-type="float" office:value="0" calcext:value-type="float">
            <text:p>0</text:p>
          </table:table-cell>
          <table:table-cell office:value-type="float" office:value="0.6704" calcext:value-type="float">
            <text:p>0.670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5239100000" calcext:value-type="float">
            <text:p>5.24E+09</text:p>
          </table:table-cell>
          <table:table-cell table:style-name="ce4" office:value-type="float" office:value="11755" calcext:value-type="float">
            <text:p>1.18E+04</text:p>
          </table:table-cell>
          <table:table-cell office:value-type="float" office:value="0" calcext:value-type="float">
            <text:p>0</text:p>
          </table:table-cell>
          <table:table-cell office:value-type="float" office:value="1.0204" calcext:value-type="float">
            <text:p>1.020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96020000" calcext:value-type="float">
            <text:p>3.96E+08</text:p>
          </table:table-cell>
          <table:table-cell office:value-type="float" office:value="837.4969" calcext:value-type="float">
            <text:p>837.4969</text:p>
          </table:table-cell>
          <table:table-cell office:value-type="float" office:value="0" calcext:value-type="float">
            <text:p>0</text:p>
          </table:table-cell>
          <table:table-cell office:value-type="float" office:value="5.5286" calcext:value-type="float">
            <text:p>5.528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/>
          <table:table-cell table:style-name="ce4"/>
          <table:table-cell table:number-columns-repeated="5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style-name="ce4"/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|  </text:span><text:span text:style-name="T2">R.H.S = JT_e  |  P = Partition(n, nc) + eigs(A,10) ; n = # rows, nc = 500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266100" calcext:value-type="float">
            <text:p>4.27E+06</text:p>
          </table:table-cell>
          <table:table-cell office:value-type="float" office:value="18.7008" calcext:value-type="float">
            <text:p>18.7008</text:p>
          </table:table-cell>
          <table:table-cell office:value-type="float" office:value="0" calcext:value-type="float">
            <text:p>0</text:p>
          </table:table-cell>
          <table:table-cell office:value-type="float" office:value="2.9486" calcext:value-type="float">
            <text:p>2.9486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5644000000" calcext:value-type="float">
            <text:p>1.56E+10</text:p>
          </table:table-cell>
          <table:table-cell table:style-name="ce4" office:value-type="float" office:value="1404.3" calcext:value-type="float">
            <text:p>1.40E+03</text:p>
          </table:table-cell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6291000000" calcext:value-type="float">
            <text:p>1.63E+10</text:p>
          </table:table-cell>
          <table:table-cell table:style-name="ce4" office:value-type="float" office:value="40081" calcext:value-type="float">
            <text:p>4.01E+04</text:p>
          </table:table-cell>
          <table:table-cell office:value-type="float" office:value="0" calcext:value-type="float">
            <text:p>0</text:p>
          </table:table-cell>
          <table:table-cell office:value-type="float" office:value="0.7158" calcext:value-type="float">
            <text:p>0.715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753200000" calcext:value-type="float">
            <text:p>2.75E+09</text:p>
          </table:table-cell>
          <table:table-cell table:style-name="ce4" office:value-type="float" office:value="6177.2" calcext:value-type="float">
            <text:p>6.18E+03</text:p>
          </table:table-cell>
          <table:table-cell office:value-type="float" office:value="0" calcext:value-type="float">
            <text:p>0</text:p>
          </table:table-cell>
          <table:table-cell office:value-type="float" office:value="1.1507" calcext:value-type="float">
            <text:p>1.150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71800000" calcext:value-type="float">
            <text:p>2.27E+09</text:p>
          </table:table-cell>
          <table:table-cell table:style-name="ce4" office:value-type="float" office:value="4804.4" calcext:value-type="float">
            <text:p>4.80E+03</text:p>
          </table:table-cell>
          <table:table-cell office:value-type="float" office:value="0" calcext:value-type="float">
            <text:p>0</text:p>
          </table:table-cell>
          <table:table-cell office:value-type="float" office:value="1.6973" calcext:value-type="float">
            <text:p>1.697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 |  </text:span><text:span text:style-name="T2">R.H.S = JT_e   |   P = Partition(n, nc) + eigs(A,15); n = # rows, nc = 1000   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783700" calcext:value-type="float">
            <text:p>3.78E+06</text:p>
          </table:table-cell>
          <table:table-cell office:value-type="float" office:value="16.5862" calcext:value-type="float">
            <text:p>16.5862</text:p>
          </table:table-cell>
          <table:table-cell office:value-type="float" office:value="0" calcext:value-type="float">
            <text:p>0</text:p>
          </table:table-cell>
          <table:table-cell office:value-type="float" office:value="5.188" calcext:value-type="float">
            <text:p>5.18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0241000000" calcext:value-type="float">
            <text:p>1.02E+10</text:p>
          </table:table-cell>
          <table:table-cell office:value-type="float" office:value="919.2228" calcext:value-type="float">
            <text:p>919.2228</text:p>
          </table:table-cell>
          <table:table-cell office:value-type="float" office:value="0" calcext:value-type="float">
            <text:p>0</text:p>
          </table:table-cell>
          <table:table-cell office:value-type="float" office:value="0.3482" calcext:value-type="float">
            <text:p>0.348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0135000000" calcext:value-type="float">
            <text:p>1.01E+10</text:p>
          </table:table-cell>
          <table:table-cell table:style-name="ce4" office:value-type="float" office:value="24936" calcext:value-type="float">
            <text:p>2.49E+04</text:p>
          </table:table-cell>
          <table:table-cell office:value-type="float" office:value="0" calcext:value-type="float">
            <text:p>0</text:p>
          </table:table-cell>
          <table:table-cell office:value-type="float" office:value="0.9573" calcext:value-type="float">
            <text:p>0.957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97500000" calcext:value-type="float">
            <text:p>1.40E+09</text:p>
          </table:table-cell>
          <table:table-cell table:style-name="ce4" office:value-type="float" office:value="2955.4" calcext:value-type="float">
            <text:p>2.96E+03</text:p>
          </table:table-cell>
          <table:table-cell office:value-type="float" office:value="0" calcext:value-type="float">
            <text:p>0</text:p>
          </table:table-cell>
          <table:table-cell office:value-type="float" office:value="3.523" calcext:value-type="float">
            <text:p>3.52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 |  </text:span><text:span text:style-name="T2">R.H.S = JT_e   |   P = Partition(n, nc) + eigs(A,20); n = # rows, nc = 5000   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774500" calcext:value-type="float">
            <text:p>2.77E+06</text:p>
          </table:table-cell>
          <table:table-cell office:value-type="float" office:value="12.162" calcext:value-type="float">
            <text:p>12.162</text:p>
          </table:table-cell>
          <table:table-cell office:value-type="float" office:value="0" calcext:value-type="float">
            <text:p>0</text:p>
          </table:table-cell>
          <table:table-cell office:value-type="float" office:value="15.4836" calcext:value-type="float">
            <text:p>15.4836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864180000" calcext:value-type="float">
            <text:p>8.64E+08</text:p>
          </table:table-cell>
          <table:table-cell office:value-type="float" office:value="77.5707" calcext:value-type="float">
            <text:p>77.5707</text:p>
          </table:table-cell>
          <table:table-cell office:value-type="float" office:value="0" calcext:value-type="float">
            <text:p>0</text:p>
          </table:table-cell>
          <table:table-cell office:value-type="float" office:value="5.3468" calcext:value-type="float">
            <text:p>5.346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3777500000" calcext:value-type="float">
            <text:p>3.78E+09</text:p>
          </table:table-cell>
          <table:table-cell table:style-name="ce4" office:value-type="float" office:value="9293.7" calcext:value-type="float">
            <text:p>9.29E+03</text:p>
          </table:table-cell>
          <table:table-cell office:value-type="float" office:value="0" calcext:value-type="float">
            <text:p>0</text:p>
          </table:table-cell>
          <table:table-cell office:value-type="float" office:value="2.908" calcext:value-type="float">
            <text:p>2.90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572700000" calcext:value-type="float">
            <text:p>1.57E+09</text:p>
          </table:table-cell>
          <table:table-cell table:style-name="ce4" office:value-type="float" office:value="3528.5" calcext:value-type="float">
            <text:p>3.53E+03</text:p>
          </table:table-cell>
          <table:table-cell office:value-type="float" office:value="0" calcext:value-type="float">
            <text:p>0</text:p>
          </table:table-cell>
          <table:table-cell office:value-type="float" office:value="4.7477" calcext:value-type="float">
            <text:p>4.747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17700000" calcext:value-type="float">
            <text:p>1.02E+09</text:p>
          </table:table-cell>
          <table:table-cell table:style-name="ce4" office:value-type="float" office:value="2152.2" calcext:value-type="float">
            <text:p>2.15E+03</text:p>
          </table:table-cell>
          <table:table-cell office:value-type="float" office:value="0" calcext:value-type="float">
            <text:p>0</text:p>
          </table:table-cell>
          <table:table-cell office:value-type="float" office:value="4.5534" calcext:value-type="float">
            <text:p>4.553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 |  </text:span><text:span text:style-name="T2">R.H.S = JT_e   |   P = Partition(n, nc) + eigs(A,25); n = # rows, nc = 10000   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672200" calcext:value-type="float">
            <text:p>2.67E+06</text:p>
          </table:table-cell>
          <table:table-cell office:value-type="float" office:value="11.7139" calcext:value-type="float">
            <text:p>11.7139</text:p>
          </table:table-cell>
          <table:table-cell office:value-type="float" office:value="0" calcext:value-type="float">
            <text:p>0</text:p>
          </table:table-cell>
          <table:table-cell office:value-type="float" office:value="27.6343" calcext:value-type="float">
            <text:p>27.6343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70640000" calcext:value-type="float">
            <text:p>3.71E+08</text:p>
          </table:table-cell>
          <table:table-cell office:value-type="float" office:value="33.269" calcext:value-type="float">
            <text:p>33.269</text:p>
          </table:table-cell>
          <table:table-cell office:value-type="float" office:value="0" calcext:value-type="float">
            <text:p>0</text:p>
          </table:table-cell>
          <table:table-cell office:value-type="float" office:value="9.5015" calcext:value-type="float">
            <text:p>9.501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854650000" calcext:value-type="float">
            <text:p>8.55E+08</text:p>
          </table:table-cell>
          <table:table-cell table:style-name="ce4" office:value-type="float" office:value="2102.7" calcext:value-type="float">
            <text:p>2.10E+03</text:p>
          </table:table-cell>
          <table:table-cell office:value-type="float" office:value="0" calcext:value-type="float">
            <text:p>0</text:p>
          </table:table-cell>
          <table:table-cell office:value-type="float" office:value="4.8855" calcext:value-type="float">
            <text:p>4.885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395300000" calcext:value-type="float">
            <text:p>1.40E+09</text:p>
          </table:table-cell>
          <table:table-cell table:style-name="ce4" office:value-type="float" office:value="3130.5" calcext:value-type="float">
            <text:p>3.13E+03</text:p>
          </table:table-cell>
          <table:table-cell office:value-type="float" office:value="0" calcext:value-type="float">
            <text:p>0</text:p>
          </table:table-cell>
          <table:table-cell office:value-type="float" office:value="6.7193" calcext:value-type="float">
            <text:p>6.719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95090000" calcext:value-type="float">
            <text:p>9.95E+08</text:p>
          </table:table-cell>
          <table:table-cell table:style-name="ce4" office:value-type="float" office:value="2104.4" calcext:value-type="float">
            <text:p>2.10E+03</text:p>
          </table:table-cell>
          <table:table-cell office:value-type="float" office:value="0" calcext:value-type="float">
            <text:p>0</text:p>
          </table:table-cell>
          <table:table-cell office:value-type="float" office:value="7.4381" calcext:value-type="float">
            <text:p>7.438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style-name="Default"/>
          <table:table-cell table:number-columns-repeated="3" table:style-name="ce1" office:value-type="string" calcext:value-type="string">
            <text:p><text:s/>DFGMRES + tg_solve</text:p>
          </table:table-cell>
          <table:table-cell table:style-name="ce6" office:value-type="string" calcext:value-type="string">
            <text:p><text:s text:c="2"/>DFGMRES + tg_solve</text:p>
          </table:table-cell>
          <table:table-cell table:style-name="ce6" office:value-type="string" calcext:value-type="string">
            <text:p><text:s/>DFGMRES + tg_solve</text:p>
          </table:table-cell>
          <table:table-cell table:style-name="ce6" office:value-type="string" calcext:value-type="string">
            <text:p>Prolongation Matrix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esi = norm(b-A*x)</text:p>
          </table:table-cell>
          <table:table-cell office:value-type="string" calcext:value-type="string">
            <text:p>rel_resi = resi/norm(b)</text:p>
          </table:table-cell>
          <table:table-cell table:style-name="ce17" office:value-type="string" calcext:value-type="string">
            <text:p><text:span text:style-name="T1">im=20; maxits=500; tolIts=1.e-4; nev = 5   |  </text:span><text:span text:style-name="T2">R.H.S = JT_e   |   P = Partition(n, nc) + eigs(A,30); n = # rows, nc = 20000      </text:span>      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<text:s text:c="9"/>Flag</text:p>
          </table:table-cell>
          <table:table-cell office:value-type="string" calcext:value-type="string">
            <text:p><text:s text:c="15"/>time(sec)</text:p>
          </table:table-cell>
          <table:table-cell office:value-type="string" calcext:value-type="string">
            <text:p><text:s text:c="13"/>iterations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4403400" calcext:value-type="float">
            <text:p>4.40E+06</text:p>
          </table:table-cell>
          <table:table-cell office:value-type="float" office:value="19.3025" calcext:value-type="float">
            <text:p>19.3025</text:p>
          </table:table-cell>
          <table:table-cell office:value-type="float" office:value="0" calcext:value-type="float">
            <text:p>0</text:p>
          </table:table-cell>
          <table:table-cell office:value-type="float" office:value="38.7045" calcext:value-type="float">
            <text:p>38.704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73780000" calcext:value-type="float">
            <text:p>3.74E+08</text:p>
          </table:table-cell>
          <table:table-cell office:value-type="float" office:value="33.5515" calcext:value-type="float">
            <text:p>33.5515</text:p>
          </table:table-cell>
          <table:table-cell office:value-type="float" office:value="0" calcext:value-type="float">
            <text:p>0</text:p>
          </table:table-cell>
          <table:table-cell office:value-type="float" office:value="10.9982" calcext:value-type="float">
            <text:p>10.998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76200000" calcext:value-type="float">
            <text:p>2.76E+08</text:p>
          </table:table-cell>
          <table:table-cell office:value-type="float" office:value="679.5298" calcext:value-type="float">
            <text:p>679.5298</text:p>
          </table:table-cell>
          <table:table-cell office:value-type="float" office:value="0" calcext:value-type="float">
            <text:p>0</text:p>
          </table:table-cell>
          <table:table-cell office:value-type="float" office:value="21.702" calcext:value-type="float">
            <text:p>21.70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Default" office:value-type="float" office:value="412" calcext:value-type="float">
            <text:p>412</text:p>
          </table:table-cell>
          <table:table-cell office:value-type="float" office:value="882420000" calcext:value-type="float">
            <text:p>8.82E+08</text:p>
          </table:table-cell>
          <table:table-cell table:style-name="ce4" office:value-type="float" office:value="1979.8" calcext:value-type="float">
            <text:p>1.98E+03</text:p>
          </table:table-cell>
          <table:table-cell office:value-type="float" office:value="0" calcext:value-type="float">
            <text:p>0</text:p>
          </table:table-cell>
          <table:table-cell office:value-type="float" office:value="9.1932" calcext:value-type="float">
            <text:p>9.193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Default" office:value-type="float" office:value="460" calcext:value-type="float">
            <text:p>460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office:value-type="string" calcext:value-type="string">
            <text:p>Note that the residual and Relative Residual is not the preconditioned residual &amp; relative residual, it is explicitly computed residual = norm(b-A*x) and rel_res = residual/norm(b)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Even for the mini schur + gmres the explicit residual norm (b-A*x) is high &amp; rel_res = norm(b-A*x) is high.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/>
          <table:table-cell table:style-name="Default" office:value-type="string" calcext:value-type="string">
            <text:p>MINI_SCHUR + GMRES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For JTJ_138 : <text:s/></text:p>
          </table:table-cell>
          <table:table-cell table:style-name="Default" office:value-type="string" calcext:value-type="string">
            <text:p><text:s text:c="2"/>Residual = 3.9 X 10^8 <text:s/>and Relative Residual = 455.2437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office:value-type="string" calcext:value-type="string">
            <text:p>For JTJ_356(Dubrovnik) : <text:s/>Residual = 9.29 X 10^6 and Relative Residual = 10.8079</text:p>
          </table:table-cell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23:47:48.902094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3:00:06.284268014</meta:creation-date>
    <dc:date>2019-05-31T08:14:56.735952809</dc:date>
    <meta:editing-duration>PT1H16M40S</meta:editing-duration>
    <meta:editing-cycles>9</meta:editing-cycles>
    <meta:generator>LibreOffice/6.0.7.3$Linux_X86_64 LibreOffice_project/00m0$Build-3</meta:generator>
    <meta:document-statistic meta:table-count="1" meta:cell-count="891" meta:object-count="0"/>
  </office:meta>
</office:document-meta>
</file>